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199cm" fo:border-left="0.5pt solid #000000" fo:border-right="none" fo:border-top="none" fo:border-bottom="0.5pt solid #000000"/>
    </style:style>
    <style:style style:name="Table1.D2" style:family="table-cell">
      <style:table-cell-properties fo:padding="0.199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15b264" officeooo:paragraph-rsid="0015b26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9e38" officeooo:paragraph-rsid="00199e3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5b264" officeooo:paragraph-rsid="0015b26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7bfd1" officeooo:paragraph-rsid="0017bfd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officeooo:rsid="0017dfdd" officeooo:paragraph-rsid="0017dfdd" style:font-size-asian="14pt" style:font-size-complex="14pt"/>
    </style:style>
    <style:style style:name="P7" style:family="paragraph" style:parent-style-name="Text_20_body">
      <style:text-properties fo:font-size="14pt" officeooo:rsid="0017dfdd" officeooo:paragraph-rsid="0017dfdd" style:font-size-asian="14pt" style:font-size-complex="14pt"/>
    </style:style>
    <style:style style:name="P8" style:family="paragraph" style:parent-style-name="Text_20_body">
      <style:paragraph-properties fo:margin-left="0cm" fo:text-indent="0cm" style:auto-text-indent="false"/>
      <style:text-properties fo:font-size="14pt" officeooo:rsid="0017dfdd" officeooo:paragraph-rsid="0017dfdd" style:font-size-asian="14pt" style:font-size-complex="14pt"/>
    </style:style>
    <style:style style:name="P9" style:family="paragraph" style:parent-style-name="Text_20_body">
      <style:text-properties fo:font-size="14pt" officeooo:rsid="0015b264" officeooo:paragraph-rsid="0015b264" style:font-size-asian="14pt" style:font-size-complex="14pt"/>
    </style:style>
    <style:style style:name="P10" style:family="paragraph" style:parent-style-name="Text_20_body">
      <style:text-properties fo:font-size="14pt" officeooo:rsid="0015b264" officeooo:paragraph-rsid="00170e21" style:font-size-asian="14pt" style:font-size-complex="14pt"/>
    </style:style>
    <style:style style:name="P11" style:family="paragraph" style:parent-style-name="Text_20_body">
      <style:text-properties fo:font-size="14pt" officeooo:rsid="0015b264" officeooo:paragraph-rsid="0017dfdd" style:font-size-asian="14pt" style:font-size-complex="14pt"/>
    </style:style>
    <style:style style:name="P12" style:family="paragraph" style:parent-style-name="Text_20_body">
      <style:text-properties fo:font-size="14pt" officeooo:rsid="00170e21" officeooo:paragraph-rsid="00170e21" style:font-size-asian="14pt" style:font-size-complex="14pt"/>
    </style:style>
    <style:style style:name="P13" style:family="paragraph" style:parent-style-name="Text_20_body">
      <style:paragraph-properties fo:margin-left="0cm" fo:text-indent="0cm" style:auto-text-indent="false"/>
      <style:text-properties fo:font-size="14pt" officeooo:rsid="00170e21" officeooo:paragraph-rsid="00170e21" style:font-size-asian="14pt" style:font-size-complex="14pt"/>
    </style:style>
    <style:style style:name="P14" style:family="paragraph" style:parent-style-name="Text_20_body">
      <style:text-properties officeooo:rsid="001be978" officeooo:paragraph-rsid="001be978"/>
    </style:style>
    <style:style style:name="P15" style:family="paragraph" style:parent-style-name="Title">
      <style:paragraph-properties fo:break-before="page"/>
      <style:text-properties officeooo:rsid="0015b264" officeooo:paragraph-rsid="0015b264"/>
    </style:style>
    <style:style style:name="P16" style:family="paragraph" style:parent-style-name="Title">
      <style:paragraph-properties fo:break-before="page"/>
    </style:style>
    <style:style style:name="T1" style:family="text">
      <style:text-properties officeooo:rsid="00170e21"/>
    </style:style>
    <style:style style:name="T2" style:family="text">
      <style:text-properties officeooo:rsid="0017bfd1"/>
    </style:style>
    <style:style style:name="T3" style:family="text">
      <style:text-properties officeooo:rsid="0017dfdd"/>
    </style:style>
    <style:style style:name="T4" style:family="text">
      <style:text-properties officeooo:rsid="00199e38"/>
    </style:style>
    <style:style style:name="T5" style:family="text">
      <style:text-properties officeooo:rsid="001f7e6b"/>
    </style:style>
    <style:style style:name="T6" style:family="text">
      <style:text-properties officeooo:rsid="002058aa"/>
    </style:style>
    <style:style style:name="T7" style:family="text">
      <style:text-properties officeooo:rsid="00234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fety Reminders</text:p>
      <text:p text:style-name="P2">The CO2 lasers are inherently hazardous and expensive. <text:s/>Please exercise appropriate caution.</text:p>
      <text:p text:style-name="P1"/>
      <text:p text:style-name="P3">NEVER leave machine unattended while cutting is in progress. <text:s/>If fire occurs, it will spread rapidly and can entirely consume the machine in a matter of minutes.</text:p>
      <text:p text:style-name="P3"/>
      <text:p text:style-name="P4">Follow Operation Checklist in order to keep machine safe, operational, and in a “known” working condition. <text:s/>Report ANY safety or machine damage incident to Spark Studio board members promptly so that safety issues can be mitigated.</text:p>
      <text:p text:style-name="P3"/>
      <text:p text:style-name="P3">These machines do no have [reliable] safety features to turn off laser when hood is opened. <text:s/>NEVER open the hood while the laser is cutting. <text:s/>The infra-red laser beam is not visible to the human eye, but can still cut flesh and cause permanent blindness. <text:s/><text:span text:style-name="T2">Wearing CO2 eye protection (not provided) is also advised to avoid laser exposure. <text:s/></text:span>All panels including front hood, back laser tube access and front panel MUST remain closed during operation to avoid <text:span text:style-name="T2">direct </text:span>laser exposure.</text:p>
      <text:p text:style-name="P3"/>
      <text:p text:style-name="P3">In case of fire, E-Stop buttons may not be operable. <text:s/>Power off laser and controller and air assist and douse fire with CO2 extinguisher immediately.</text:p>
      <text:p text:style-name="P3"/>
      <text:p text:style-name="P3">Some materials such as PVC can produce Chlorine gas and is extremely hazardous and should not be cut with a laser cutter. <text:s/>If in doubt, check the Material Safety Data Sheet (MSDS or SDS) <text:span text:style-name="T4">of the material </text:span>for guidance on fire hazards and substances released during combustion. <text:s/>Generally, wood and acrylic are safe, but other substances should be checked before use to ensure they are safe.</text:p>
      <text:p text:style-name="P3"/>
      <text:p text:style-name="P3">The lenses are made of Zinc Selenide and if dirty can vaporize during operation leaving a <text:span text:style-name="T5">reddish-pink</text:span> residue. <text:s/>This substance is <text:span text:style-name="T5">acutely toxic</text:span>. <text:s/>If this occurs, immediately power off machine and leave hood closed <text:span text:style-name="T5">with ventilation on</text:span>. <text:s/>Don personal protective equipment (gloves, respirator, and gown) and scrub down machine to remove residue to avoid possible exposure.</text:p>
      <text:p text:style-name="P3"/>
      <text:p text:style-name="P3">Do not touch lenses or mirrors. <text:s/>Mis-alignment and dirty optics can cause hazards. These are sensitive components and should be handled as little as possible when in normal use. <text:s/>Special alignment procedures are required to clean and re-align optics.</text:p>
      <text:p text:style-name="P3"/>
      <text:p text:style-name="P15">Operation Checklist</text:p>
      <text:p text:style-name="P7">1. Add your name, date and time to the operation log.</text:p>
      <text:p text:style-name="P9"><text:span text:style-name="T3">2</text:span>. Turn on power to controller (top switch) <text:span text:style-name="T4">on right side of machine.</text:span></text:p>
      <text:p text:style-name="P10"><text:span text:style-name="T3">3</text:span>. Place work piece inside cabinet</text:p>
      <text:p text:style-name="P10"><text:span text:style-name="T3">4</text:span><text:span text:style-name="T1">. S</text:span>et origin point for job <text:span text:style-name="T1">using arrow buttons and </text:span><text:span text:style-name="T4">press “Origin” button. <text:s/>Press “Reset” to confirm origin is set to correct location, machine will re-home and return to the origin.</text:span></text:p>
      <text:p text:style-name="P9"><text:span text:style-name="T3">5</text:span>. Set Z-distance from laser carefully using the green Z up/down buttons. <text:s/>This is normally a 7mm gap between the laser head and work piece although depends on the <text:span text:style-name="T1">focal length of the lens. <text:s/></text:span><text:span text:style-name="T4">Use the step gague block to set gap distance.</text:span></text:p>
      <text:p text:style-name="P12"><text:span text:style-name="T3">6</text:span>. CLOSE ALL PANELS to avoid laser exposure.</text:p>
      <text:p text:style-name="P9"><text:span text:style-name="T3">7</text:span>. Load job onto machine either through PC or USB stick. <text:s/>Job should never specify a laser power of over 50% because it significantly reduces the life of the <text:span text:style-name="T1">[expensive]</text:span> laser tube. <text:s/><text:span text:style-name="T7">When cutting jobs, it should be for a RUIDA controller G-code.</text:span></text:p>
      <text:p text:style-name="P9"><text:span text:style-name="T3">8</text:span>. Open the vent located on exhaust tube above back of machine.</text:p>
      <text:p text:style-name="P9"><text:span text:style-name="T3">9</text:span>. Turn on power to exhaust fans (located near the breaker panel).</text:p>
      <text:p text:style-name="P9"><text:span text:style-name="T3">10</text:span>. Turn on air assist pump.</text:p>
      <text:p text:style-name="P12">11. Verify water chiller is operating (nominal 15 degrees C temperature). <text:s/>Top off with distilled water if level is low.</text:p>
      <text:p text:style-name="P9"><text:span text:style-name="T3">12</text:span>. Turn on laser power supply (<text:span text:style-name="T4">middle</text:span> switch <text:span text:style-name="T4">on right side of machine</text:span>).</text:p>
      <text:p text:style-name="P9"><text:span text:style-name="T3">13</text:span>. Select file and press green “Start/Pause” button <text:span text:style-name="T3">to start cutting.</text:span></text:p>
      <text:p text:style-name="P9"><text:span text:style-name="T1">1</text:span><text:span text:style-name="T3">4</text:span>. When job is finished, remove work piece.</text:p>
      <text:p text:style-name="P13">1<text:span text:style-name="T3">5</text:span>. Turn off exhaust fans <text:span text:style-name="T3">and close vent.</text:span></text:p>
      <text:p text:style-name="P13">1<text:span text:style-name="T3">6</text:span> Turn off air assist pump.</text:p>
      <text:p text:style-name="P13">1<text:span text:style-name="T3">7</text:span>. Turn off laser tube and controller power.</text:p>
      <text:p text:style-name="P11">1<text:span text:style-name="T3">8</text:span>. <text:span text:style-name="T4">Leave the machine clean: <text:s/></text:span><text:span text:style-name="T3">empty chip tray and wipe down residue </text:span><text:span text:style-name="T4">from cut</text:span><text:span text:style-name="T3">.</text:span></text:p>
      <text:p text:style-name="P7">19. Log end date/time and any malfunction or incident in the operation log.</text:p>
      <text:p text:style-name="Title"><text:soft-page-break/>Machine Operation Log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ate/Time Started</text:p>
          </table:table-cell>
          <table:table-cell table:style-name="Table1.A1" office:value-type="string">
            <text:p text:style-name="P6">Date/Time Ended</text:p>
          </table:table-cell>
          <table:table-cell table:style-name="Table1.D1" office:value-type="string">
            <text:p text:style-name="P6">Safety incident (Y/N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8"/>
      <text:p text:style-name="P16">Pro Tips</text:p>
      <text:p text:style-name="P14">This is not an exhaustive list, but there are a few tips for ach<text:span text:style-name="T6">ie</text:span>ving a better surface finish. <text:s/>Some experimentation may be required, but a quite good surface finish is possible with some setup and care.</text:p>
      <text:p text:style-name="P14">Cast acrylic leaves a better surface finish and less deformation than extruded acrylic. <text:s/>If surface finish is important, use cast acrylic.</text:p>
      <text:p text:style-name="P14">Higher pressure air assist removes residue from work piece more efficiently and leaves a better surface finish with less post-processing. <text:s/>If available, using an air compressor to feed the air assist will provide a better surface finish.</text:p>
      <text:p text:style-name="P14"><text:span text:style-name="T5">Flashback</text:span> (reflections from the holders that scar the back of the work piece) can cause residue to form on the back/bottom of work piece. <text:s/>Consider using the “Slats” or a “pin bed” to hold the work piece in order to reduce flashover and leave a better surface finish on back.</text:p>
      <text:p text:style-name="P14">When etching glass, the 150W lasers are usually too powerful. <text:s/>Use a low power setting and consider de-focusing the beam slightly. <text:s/>Also, applying a thin layer of dilute dish soap to work piece to facilitate cleaning of small glass particles formed during etching pro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2-15T08:49:23.078345438</dc:date>
    <meta:editing-duration>PT35M3S</meta:editing-duration>
    <meta:editing-cycles>7</meta:editing-cycles>
    <meta:generator>LibreOffice/24.2.7.2$Linux_X86_64 LibreOffice_project/420$Build-2</meta:generator>
    <meta:print-date>2026-01-24T10:05:01.138634903</meta:print-date>
    <meta:document-statistic meta:table-count="1" meta:image-count="0" meta:object-count="0" meta:page-count="4" meta:paragraph-count="40" meta:word-count="832" meta:character-count="4959" meta:non-whitespace-character-count="4139"/>
  </office:meta>
</office:document-meta>
</file>